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000000150338E4D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<draw:frame draw:style-name="fr1" draw:name="Imagen1" text:anchor-type="paragraph" svg:width="5.368cm" svg:height="5.368cm" draw:z-index="0"><draw:image xlink:href="Pictures/100002010000015000000150338E4D7C.png" xlink:type="simple" xlink:show="embed" xlink:actuate="onLoad"/></draw:frame></text:p>
          </table:table-cell>
          <table:table-cell table:style-name="Tabla1.B1" office:value-type="string">
            <text:p text:style-name="Table_20_Contents"><draw:frame draw:style-name="fr1" draw:name="Imagen2" text:anchor-type="paragraph" svg:width="5.368cm" svg:height="5.368cm" draw:z-index="1"><draw:image xlink:href="Pictures/100002010000015000000150338E4D7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3" text:anchor-type="paragraph" svg:width="5.368cm" svg:height="5.368cm" draw:z-index="2"><draw:image xlink:href="Pictures/100002010000015000000150338E4D7C.png" xlink:type="simple" xlink:show="embed" xlink:actuate="onLoad"/></draw:frame></text:p>
          </table:table-cell>
          <table:table-cell table:style-name="Tabla1.B2" office:value-type="string">
            <text:p text:style-name="P1"><draw:frame draw:style-name="fr1" draw:name="Imagen4" text:anchor-type="paragraph" svg:width="5.368cm" svg:height="5.368cm" draw:z-index="3"><draw:image xlink:href="Pictures/100002010000015000000150338E4D7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5" text:anchor-type="paragraph" svg:width="5.368cm" svg:height="5.368cm" draw:z-index="4"><draw:image xlink:href="Pictures/100002010000015000000150338E4D7C.png" xlink:type="simple" xlink:show="embed" xlink:actuate="onLoad"/></draw:frame></text:p>
          </table:table-cell>
          <table:table-cell table:style-name="Tabla1.B2" office:value-type="string">
            <text:p text:style-name="P1"><draw:frame draw:style-name="fr1" draw:name="Imagen6" text:anchor-type="paragraph" svg:width="5.368cm" svg:height="5.368cm" draw:z-index="5"><draw:image xlink:href="Pictures/100002010000015000000150338E4D7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7" text:anchor-type="paragraph" svg:width="5.368cm" svg:height="5.368cm" draw:z-index="6"><draw:image xlink:href="Pictures/100002010000015000000150338E4D7C.png" xlink:type="simple" xlink:show="embed" xlink:actuate="onLoad"/></draw:frame></text:p>
          </table:table-cell>
          <table:table-cell table:style-name="Tabla1.B2" office:value-type="string">
            <text:p text:style-name="P1"><draw:frame draw:style-name="fr1" draw:name="Imagen8" text:anchor-type="paragraph" svg:width="5.368cm" svg:height="5.368cm" draw:z-index="7"><draw:image xlink:href="Pictures/100002010000015000000150338E4D7C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xman </meta:initial-creator>
    <meta:creation-date>2015-05-27T20:48:05.488864066</meta:creation-date>
    <meta:printed-by>duxman </meta:printed-by>
    <meta:print-date>2015-05-27T20:54:08.393136972</meta:print-date>
    <dc:date>2015-05-27T20:55:25.301380043</dc:date>
    <dc:creator>duxman </dc:creator>
    <meta:editing-duration>P0D</meta:editing-duration>
    <meta:editing-cycles>1</meta:editing-cycles>
    <meta:document-statistic meta:table-count="1" meta:image-count="8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